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 CE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 CE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 CE" fo:font-weight="normal" style:text-underline-style="none" style:text-underline-color="font-color" style:text-line-through-type="none" fo:font-style="normal" style:text-outline="false" fo:text-shadow="none" style:text-position="0%" style:font-name-complex="Arial CE" style:font-weight-asian="normal" style:font-weight-complex="normal" style:font-style-asian="normal" style:font-style-complex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/>
          <table:table-cell office:value-type="string" calcext:value-type="string">
            <text:p>dnes Eurocomm-PRGmbH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/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Kč</number:text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 Kč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/>
    </number:number-style>
    <number:number-style style:name="N151">
      <style:text-properties fo:color="#ff0000"/>
      <number:number number:decimal-places="2" loext:min-decimal-places="2" number:min-integer-digits="1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number number:decimal-places="2" loext:min-decimal-places="2" number:min-integer-digits="1" number:grouping="true"/>
      <style:map style:condition="value()&gt;=0" style:apply-style-name="N152P0"/>
    </number:number-style>
    <number:date-style style:name="N153">
      <number:day/>
      <number:text>.</number:text>
      <number:month/>
    </number:date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5P0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    </number:text>
    </number:number-style>
    <number:currency-style style:name="N165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5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5P0"/>
    </number:currency-style>
    <number:date-style style:name="N166">
      <number:month number:textual="true"/>
      <number:text>.</number:text>
      <number:year number:style="long"/>
    </number:date-style>
    <number:currency-style style:name="N16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8P0"/>
    </number:currency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0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 style:data-style-name="N2" text:time-value="12:33:57.96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2:36:45.790000000</dc:date>
    <meta:generator>LibreOffice/5.0.4.2$Windows_x86 LibreOffice_project/2b9802c1994aa0b7dc6079e128979269cf95bc78</meta:generator>
    <meta:editing-duration>PT13H23M35S</meta:editing-duration>
    <meta:editing-cycles>10</meta:editing-cycles>
    <meta:document-statistic meta:table-count="1" meta:cell-count="16432" meta:object-count="0"/>
  </office:meta>
</office:document-meta>
</file>